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_20__28_var_29_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/>
      <style:text-properties style:font-name="Arial1" fo:font-size="1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3pt" style:font-size-asian="15pt" style:font-size-complex="15pt"/>
    </style:style>
    <style:style style:name="P5" style:family="paragraph">
      <style:paragraph-properties fo:text-align="center"/>
      <style:text-properties style:font-name="Arial1" fo:font-size="13pt" fo:font-weight="bold" style:font-size-asian="15pt" style:font-weight-asian="bold" style:font-size-complex="15pt" style:font-weight-complex="bold"/>
    </style:style>
    <style:style style:name="T1" style:family="text">
      <style:text-properties style:font-name="Arial1" fo:font-size="13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3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1.143cm" svg:x="0.635cm" svg:y="0.635cm">
          <draw:text-box>
            <text:p><text:span text:style-name="T1">Emma</text:span></text:p>
          </draw:text-box>
        </draw:frame>
        <draw:frame draw:style-name="gr1" draw:text-style-name="P1" draw:layer="layout" svg:width="5.334cm" svg:height="1.143cm" svg:x="13.335cm" svg:y="0.635cm">
          <draw:text-box>
            <text:p><text:span text:style-name="T1">Jack</text:span></text:p>
          </draw:text-box>
        </draw:frame>
        <draw:connector draw:style-name="gr2" draw:text-style-name="P2" draw:layer="layout" svg:x1="2.54cm" svg:y1="4.445cm" svg:x2="2.54cm" svg:y2="5.715cm" draw:start-shape="id1" draw:start-glue-point="2" draw:end-shape="id2" draw:end-glue-point="4" svg:d="m2540 4445v1270" svg:viewBox="0 0 1 1271">
          <text:p/>
        </draw:connector>
        <draw:custom-shape draw:style-name="gr3" draw:text-style-name="P4" xml:id="id1" draw:id="id1" draw:layer="layout" svg:width="3.81cm" svg:height="2.54cm" svg:x="0.635cm" svg:y="1.905cm">
          <text:p text:style-name="P3"><text:span text:style-name="T1">listen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81cm" svg:height="2.54cm" svg:x="13.329cm" svg:y="1.905cm">
          <text:p text:style-name="P3"><text:span text:style-name="T1">ask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5.234cm" svg:y1="4.445cm" svg:x2="15.24cm" svg:y2="9.525cm" draw:start-shape="id3" draw:start-glue-point="2" draw:end-shape="id4" draw:end-glue-point="4" svg:d="m15234 4445v2540h6v2540" svg:viewBox="0 0 7 5081">
          <text:p/>
        </draw:connector>
        <draw:custom-shape draw:style-name="gr3" draw:text-style-name="P5" xml:id="id2" draw:id="id2" draw:layer="layout" svg:width="3.81cm" svg:height="2.54cm" svg:x="0.635cm" svg:y="5.71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3.81cm" svg:height="2.54cm" svg:x="5.715cm" svg:y="5.715cm">
          <text:p text:style-name="P3"><text:span text:style-name="T1">reply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81cm" svg:height="2.54cm" svg:x="0.635cm" svg:y="9.525cm">
          <text:p text:style-name="P3"><text:span text:style-name="T1">reply</text:span></text:p>
          <text:p text:style-name="P3"><text:span text:style-name="T2">“</text:span><text:span text:style-name="T2">yes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8.255cm" svg:x2="2.54cm" svg:y2="9.525cm" draw:start-shape="id2" draw:start-glue-point="6" draw:end-shape="id5" draw:end-glue-point="0" svg:d="m2540 8255v1270" svg:viewBox="0 0 1 1271">
          <text:p/>
        </draw:connector>
        <draw:connector draw:style-name="gr2" draw:text-style-name="P2" draw:layer="layout" svg:x1="4.445cm" svg:y1="6.985cm" svg:x2="5.715cm" svg:y2="6.985cm" draw:start-shape="id2" draw:start-glue-point="7" draw:end-shape="id6" draw:end-glue-point="3" svg:d="m4445 6985h1270" svg:viewBox="0 0 1271 1">
          <text:p/>
        </draw:connector>
        <draw:custom-shape draw:style-name="gr3" draw:text-style-name="P5" xml:id="id8" draw:id="id8" draw:layer="layout" svg:width="3.81cm" svg:height="2.54cm" svg:x="0.635cm" svg:y="17.14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0" draw:id="id10" draw:layer="layout" svg:width="3.81cm" svg:height="2.54cm" svg:x="5.715cm" svg:y="17.145cm">
          <text:p text:style-name="P3"><text:span text:style-name="T1">reply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.81cm" svg:height="2.54cm" svg:x="0.635cm" svg:y="20.955cm">
          <text:p text:style-name="P3"><text:span text:style-name="T1">reply</text:span></text:p>
          <text:p text:style-name="P3"><text:span text:style-name="T2">“</text:span><text:span text:style-name="T2">ok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12.065cm" svg:x2="2.54cm" svg:y2="13.335cm" draw:start-shape="id5" draw:start-glue-point="2" draw:end-shape="id7" draw:end-glue-point="0" svg:d="m2540 12065v1270" svg:viewBox="0 0 1 1271">
          <text:p/>
        </draw:connector>
        <draw:connector draw:style-name="gr2" draw:text-style-name="P2" draw:layer="layout" svg:x1="2.54cm" svg:y1="19.685cm" svg:x2="2.54cm" svg:y2="20.955cm" draw:start-shape="id8" draw:start-glue-point="6" draw:end-shape="id9" draw:end-glue-point="0" svg:d="m2540 19685v1270" svg:viewBox="0 0 1 1271">
          <text:p/>
        </draw:connector>
        <draw:connector draw:style-name="gr2" draw:text-style-name="P2" draw:layer="layout" svg:x1="4.445cm" svg:y1="18.415cm" svg:x2="5.715cm" svg:y2="18.415cm" draw:start-shape="id8" draw:start-glue-point="7" draw:end-shape="id10" draw:end-glue-point="3" svg:d="m4445 18415h1270" svg:viewBox="0 0 1271 1">
          <text:p/>
        </draw:connector>
        <draw:custom-shape draw:style-name="gr3" draw:text-style-name="P5" xml:id="id4" draw:id="id4" draw:layer="layout" svg:width="3.81cm" svg:height="2.54cm" svg:x="13.335cm" svg:y="9.52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2" draw:id="id12" draw:layer="layout" svg:width="3.81cm" svg:height="2.54cm" svg:x="13.335cm" svg:y="13.335cm">
          <text:p text:style-name="P3"><text:span text:style-name="T1">reply</text:span></text:p>
          <text:p text:style-name="P3"><text:span text:style-name="T2">“</text:span><text:span text:style-name="T2">can we meet </text:span></text:p>
          <text:p text:style-name="P3"><text:span text:style-name="T2">at 15:00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3.81cm" svg:height="2.54cm" svg:x="13.335cm" svg:y="20.95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7.145cm" svg:y1="10.795cm" svg:x2="18.415cm" svg:y2="10.795cm" draw:start-shape="id4" draw:start-glue-point="7" draw:end-shape="id11" draw:end-glue-point="6" svg:d="m17145 10795h1270" svg:viewBox="0 0 1271 1">
          <text:p/>
        </draw:connector>
        <draw:connector draw:style-name="gr2" draw:text-style-name="P2" draw:layer="layout" svg:x1="15.24cm" svg:y1="12.065cm" svg:x2="15.24cm" svg:y2="13.335cm" draw:start-shape="id4" draw:start-glue-point="6" draw:end-shape="id12" draw:end-glue-point="0" svg:d="m15240 12065v1270" svg:viewBox="0 0 1 1271">
          <text:p/>
        </draw:connector>
        <draw:connector draw:style-name="gr2" draw:text-style-name="P2" draw:layer="layout" svg:x1="15.24cm" svg:y1="15.875cm" svg:x2="15.24cm" svg:y2="17.145cm" draw:start-shape="id12" draw:end-shape="id13" draw:end-glue-point="0" svg:d="m15240 15875v1270" svg:viewBox="0 0 1 1271">
          <text:p/>
        </draw:connector>
        <draw:connector draw:style-name="gr2" draw:text-style-name="P2" draw:layer="layout" svg:x1="15.24cm" svg:y1="23.495cm" svg:x2="15.24cm" svg:y2="24.765cm" draw:start-shape="id14" draw:start-glue-point="6" draw:end-shape="id15" draw:end-glue-point="4" svg:d="m15240 23495v1270" svg:viewBox="0 0 1 1271">
          <text:p/>
        </draw:connector>
        <draw:connector draw:style-name="gr2" draw:text-style-name="P2" draw:layer="layout" svg:x1="17.145cm" svg:y1="22.225cm" svg:x2="18.415cm" svg:y2="22.225cm" draw:start-shape="id14" draw:start-glue-point="7" svg:d="m17145 22225h1270" svg:viewBox="0 0 1271 1">
          <text:p/>
        </draw:connector>
        <draw:custom-shape draw:style-name="gr3" draw:text-style-name="P4" xml:id="id11" draw:id="id11" draw:layer="layout" svg:width="3.81cm" svg:height="2.54cm" svg:x="18.415cm" svg:y="9.52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has no tim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81cm" svg:height="2.54cm" svg:x="18.415cm" svg:y="20.95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didn't agre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3.81cm" svg:height="2.54cm" svg:x="13.335cm" svg:y="24.76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agree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3.81cm" svg:height="2.54cm" svg:x="0.635cm" svg:y="13.335cm">
          <text:p text:style-name="P3"><text:span text:style-name="T1">liste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.81cm" svg:height="2.54cm" svg:x="13.335cm" svg:y="17.145cm">
          <text:p text:style-name="P3"><text:span text:style-name="T1">liste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54cm" svg:y1="15.875cm" svg:x2="2.54cm" svg:y2="17.145cm" draw:start-shape="id7" draw:start-glue-point="2" draw:end-shape="id8" draw:end-glue-point="4" svg:d="m2540 15875v1270" svg:viewBox="0 0 1 1271">
          <text:p/>
        </draw:connector>
        <draw:connector draw:style-name="gr2" draw:text-style-name="P3" draw:layer="layout" svg:x1="15.24cm" svg:y1="19.685cm" svg:x2="15.24cm" svg:y2="20.955cm" draw:start-shape="id13" draw:start-glue-point="2" draw:end-shape="id14" draw:end-glue-point="4" svg:d="m15240 19685v1270" svg:viewBox="0 0 1 1271">
          <text:p/>
        </draw:connector>
        <draw:connector draw:style-name="gr4" draw:text-style-name="P3" draw:layer="layout" draw:type="curve" svg:x1="7.62cm" svg:y1="5.715cm" svg:x2="13.335cm" svg:y2="3.81cm" draw:start-shape="id6" draw:start-glue-point="0" draw:end-shape="id16" draw:end-glue-point="3" svg:d="m7620 5715c0-1270 1905-1905 5715-1905" svg:viewBox="0 0 5716 1906">
          <text:p/>
        </draw:connector>
        <draw:connector draw:style-name="gr4" draw:text-style-name="P3" draw:layer="layout" draw:type="curve" svg:x1="13.329cm" svg:y1="3.175cm" svg:x2="4.445cm" svg:y2="3.175cm" draw:start-shape="id3" draw:start-glue-point="3" draw:end-shape="id1" draw:end-glue-point="1" svg:d="m13329 3175h-8884" svg:viewBox="0 0 8885 1">
          <text:p/>
        </draw:connector>
        <draw:connector draw:style-name="gr4" draw:text-style-name="P3" draw:layer="layout" draw:type="curve" draw:line-skew="1.523cm" svg:x1="4.445cm" svg:y1="10.795cm" svg:x2="13.335cm" svg:y2="3.81cm" draw:start-shape="id5" draw:start-glue-point="1" draw:end-shape="id16" svg:d="m4445 10795c8953 0 4509-6985 8890-6985" svg:viewBox="0 0 8891 6986">
          <text:p/>
        </draw:connector>
        <draw:connector draw:style-name="gr4" draw:text-style-name="P3" draw:layer="layout" draw:type="curve" svg:x1="13.335cm" svg:y1="14.605cm" svg:x2="4.445cm" svg:y2="14.605cm" draw:start-shape="id12" draw:start-glue-point="3" draw:end-shape="id7" draw:end-glue-point="1" svg:d="m13335 14605h-8890" svg:viewBox="0 0 8891 1">
          <text:p/>
        </draw:connector>
        <draw:connector draw:style-name="gr4" draw:text-style-name="P3" draw:layer="layout" draw:type="curve" svg:x1="9.525cm" svg:y1="18.415cm" svg:x2="13.335cm" svg:y2="18.415cm" draw:start-shape="id10" draw:start-glue-point="1" draw:end-shape="id13" draw:end-glue-point="3" svg:d="m9525 18415h3810" svg:viewBox="0 0 3811 1">
          <text:p/>
        </draw:connector>
        <draw:connector draw:style-name="gr4" draw:text-style-name="P3" draw:layer="layout" draw:type="curve" draw:line-skew="1.08cm" svg:x1="4.445cm" svg:y1="22.225cm" svg:x2="13.335cm" svg:y2="18.415cm" draw:start-shape="id9" draw:start-glue-point="1" draw:end-shape="id13" draw:end-glue-point="3" svg:d="m4445 22225c8287 0 3843-3810 8890-3810" svg:viewBox="0 0 8891 3811">
          <text:p/>
        </draw:connector>
        <draw:custom-shape draw:style-name="gr5" draw:text-style-name="P3" xml:id="id16" draw:id="id16" draw:layer="layout" svg:width="2.032cm" svg:height="1.27cm" svg:x="13.335cm" svg:y="3.1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10T16:44:56.872933716</dc:date>
    <dc:creator>Jos Jong</dc:creator>
    <meta:editing-duration>PT31M24S</meta:editing-duration>
    <meta:editing-cycles>12</meta:editing-cycles>
    <meta:generator>LibreOffice/4.1.3.2$Linux_X86_64 LibreOffice_project/410m0$Build-2</meta:generator>
    <meta:document-statistic meta:object-count="39"/>
  </office:meta>
</office:document-meta>
</file>